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HTML Tables Tasks</text:h>
      <text:list text:style-name="L1">
        <text:list-item>
          <text:p text:style-name="P1">Create a simple table with three columns ("Name", "Age", "Country") and four rows of data.</text:p>
        </text:list-item>
      </text:list>
      <text:list text:style-name="L2">
        <text:list-item>
          <text:p text:style-name="P2">Add a header row to your HTML table using <text:span text:style-name="Source_20_Text">&lt;th&gt;</text:span> tags.</text:p>
        </text:list-item>
      </text:list>
      <text:list text:style-name="L3">
        <text:list-item>
          <text:p text:style-name="P3">Use rowspan or colspan to merge cells in a table. For example, create a timetable where one subject spans two rows or columns.</text:p>
        </text:list-item>
      </text:list>
      <text:p text:style-name="P4">Add a border, cell padding, and alternate row colors with CSS for your table.</text:p>
      <text:list text:style-name="L4">
        <text:list-item>
          <text:p text:style-name="P5">Create a complex table showcasing product details, including headers, multiple rows, and merged cells for categories.</text:p>
        </text:list-item>
      </text:list>
      <text:h text:style-name="Heading_20_2" text:outline-level="2">HTML Forms Tasks</text:h>
      <text:list text:style-name="L5">
        <text:list-item>
          <text:p text:style-name="P6">Build a basic contact form with fields for name, email, and a message. Use <text:span text:style-name="Source_20_Text">&lt;form&gt;</text:span>, <text:span text:style-name="Source_20_Text">&lt;input&gt;</text:span>, <text:span text:style-name="Source_20_Text">&lt;textarea&gt;</text:span> and <text:span text:style-name="Source_20_Text">&lt;button&gt;</text:span> elements.</text:p>
        </text:list-item>
      </text:list>
      <text:list text:style-name="L6">
        <text:list-item>
          <text:p text:style-name="P7">Extend the form to include radio buttons for gender and checkboxes for interests.</text:p>
        </text:list-item>
      </text:list>
      <text:list text:style-name="L7">
        <text:list-item>
          <text:p text:style-name="P8">Add a drop-down selection (<text:span text:style-name="Source_20_Text">&lt;select&gt;</text:span>) for country and make some fields required using the <text:span text:style-name="Source_20_Text">required</text:span> attribute.</text:p>
        </text:list-item>
      </text:list>
      <text:list text:style-name="L8">
        <text:list-item>
          <text:p text:style-name="P9">Group related form elements using <text:span text:style-name="Source_20_Text">&lt;fieldset&gt;</text:span> and <text:span text:style-name="Source_20_Text">&lt;legend&gt;</text:span> for improved accessibility.</text:p>
        </text:list-item>
      </text:list>
      <text:list text:style-name="L9">
        <text:list-item>
          <text:p text:style-name="P10">Style form elements with CSS for better visual appearance (e.g., align input boxes, add spacing, style the submit button).</text:p>
        </text:list-item>
      </text:list>
      <text:h text:style-name="Heading_20_2" text:outline-level="2">CSS Tasks</text:h>
      <text:list text:style-name="L10">
        <text:list-item>
          <text:p text:style-name="P11">Write CSS to style your HTML table—set a maximum width, center it on the page, and add hover effects to rows.</text:p>
        </text:list-item>
      </text:list>
      <text:list text:style-name="L11">
        <text:list-item>
          <text:p text:style-name="P12">Create a responsive design: make the table scroll horizontally on small screens using CSS.</text:p>
        </text:list-item>
      </text:list>
      <text:list text:style-name="L12">
        <text:list-item>
          <text:p text:style-name="P13">Use an external CSS file to apply custom fonts, background colors, and padding to your form.</text:p>
        </text:list-item>
      </text:list>
      <text:list text:style-name="L13">
        <text:list-item>
          <text:p text:style-name="P14">Add a CSS class to highlight errors in form fields (e.g., red border for invalid input).</text:p>
        </text:list-item>
      </text:list>
      <text:list text:style-name="L14">
        <text:list-item>
          <text:p text:style-name="P15">Create a styled form layout with flexbox or grid to organize fields side-by-side in two columns for desktop scree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v" fo:country="LV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v" fo:country="LV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3:10:21.343707165</meta:creation-date>
    <dc:date>2025-09-29T13:11:30.732780590</dc:date>
    <meta:editing-duration>PT1M9S</meta:editing-duration>
    <meta:editing-cycles>1</meta:editing-cycles>
    <meta:document-statistic meta:table-count="0" meta:image-count="0" meta:object-count="0" meta:page-count="1" meta:paragraph-count="18" meta:word-count="267" meta:character-count="1534" meta:non-whitespace-character-count="1300"/>
    <meta:generator>LibreOffice/25.2.6.2$Linux_X86_64 LibreOffice_project/520$Build-2</meta:generator>
  </office:meta>
</office:document-meta>
</file>